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" style:family="text">
      <style:text-properties fo:font-size="16.10pt" fo:font-weight="bold" fo:font-family="'Liberation Sans'" style:font-family-asian="'Liberation Sans'" style:font-family-complex="'Liberation Sans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0" style:family="text">
      <style:text-properties fo:font-size="16.10pt" fo:font-weight="bold" fo:font-family="'Liberation Sans'" style:font-family-asian="'Liberation Sans'" style:font-family-complex="'Liberation Sans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7" style:family="text">
      <style:text-properties fo:font-size="16.10pt" fo:font-weight="bold" fo:font-family="'Liberation Sans'" style:font-family-asian="'Liberation Sans'" style:font-family-complex="'Liberation Sans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0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10.00pt" fo:margin-bottom="6.00pt"/>
    </style:style>
    <style:style style:name="P8" style:family="paragraph">
      <style:paragraph-properties fo:line-height="100.00%" fo:text-align="left" fo:margin-top="12.00pt" fo:margin-bottom="6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top="10.00pt" fo:margin-bottom="6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10.00pt" fo:margin-bottom="6.00pt"/>
    </style:style>
    <style:style style:name="P13" style:family="paragraph">
      <style:paragraph-properties fo:line-height="115.00%" fo:text-align="left" fo:margin-bottom="7.00p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left="-18.00pt" fo:text-indent="18.00pt" fo:margin-bottom="7.00pt"/>
    </style:style>
    <style:style style:name="P15" style:family="paragraph">
      <style:paragraph-properties fo:line-height="115.00%" fo:text-align="left" fo:margin-bottom="7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left="-18.00pt" fo:text-indent="18.00pt" fo:margin-bottom="7.00pt"/>
    </style:style>
    <style:style style:name="P17" style:family="paragraph">
      <style:paragraph-properties fo:line-height="115.00%" fo:text-align="left" fo:margin-bottom="7.00p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 fo:margin-left="-18.00pt" fo:text-indent="18.00pt" fo:margin-bottom="7.00pt"/>
    </style:style>
    <style:style style:name="P19" style:family="paragraph">
      <style:paragraph-properties fo:line-height="115.00%" fo:text-align="left" fo:margin-bottom="7.00p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15.00%" fo:text-align="left" fo:margin-left="-18.00pt" fo:text-indent="18.00pt" fo:margin-bottom="7.00pt"/>
    </style:style>
    <style:style style:name="P21" style:family="paragraph">
      <style:paragraph-properties fo:line-height="115.00%" fo:text-align="left" fo:margin-bottom="7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 fo:margin-left="-18.00pt" fo:text-indent="18.00pt" fo:margin-bottom="7.00pt"/>
    </style:style>
    <style:style style:name="P23" style:family="paragraph">
      <style:paragraph-properties fo:line-height="115.00%" fo:text-align="left" fo:margin-bottom="7.00pt"/>
    </style:style>
  </office:automatic-styles>
  <office:body>
    <office:text>
      <text:p text:style-name="P1"><text:span text:style-name="T1">Ejercicio 3 - Elementos con atributos - Corregir errores en los elementos</text:span></text:p>
      <text:p text:style-name="P2"><text:span text:style-name="T2">Los siguientes documentos no son válidos: contienen error o errores (los errores<text:s/></text:span><text:span text:style-name="T3">NO</text:span><text:span text:style-name="T4"><text:s/>están en la DTD interna). </text:span></text:p>
      <text:p text:style-name="P2"><text:span text:style-name="T4">Debes:</text:span></text:p>
      <text:p text:style-name="P2"><text:span text:style-name="T4">* Corregir los errores</text:span></text:p>
      <text:p text:style-name="P2"><text:span text:style-name="T4">* Comprobar con XML Copy Editor que ya son documentos válidos</text:span></text:p>
      <text:p text:style-name="P3"><text:span text:style-name="T5">Ejercicio 3-1<text:s/></text:span><text:span text:style-name="T6">–</text:span><text:span text:style-name="T7"><text:s/></text:span><text:span text:style-name="T8">Película</text:span></text:p>
      <text:p text:style-name="P4"><text:span text:style-name="T9">&lt;?xml version="1.0" encoding="UTF-8"?&gt;</text:span></text:p>
      <text:p text:style-name="P4"><text:span text:style-name="T9">&lt;!DOCTYPE pelicula [</text:span></text:p>
      <text:p text:style-name="P4"><text:span text:style-name="T9"><text:s text:c="2"/>&lt;!ELEMENT pelicula EMPTY&gt;</text:span></text:p>
      <text:p text:style-name="P4"><text:span text:style-name="T9"><text:s text:c="2"/>&lt;!ATTLIST pelicula titulo CDATA #IMPLIED&gt;</text:span></text:p>
      <text:p text:style-name="P4"><text:span text:style-name="T9">]&gt;</text:span></text:p>
      <text:p text:style-name="P4"><text:span text:style-name="T10"/></text:p>
      <text:p text:style-name="P4"><text:span text:style-name="T11">&lt;pelicula titulo="La diligencia" genero="oeste" /&gt;</text:span></text:p>
      <text:p text:style-name="P4"><text:span text:style-name="T12"/></text:p>
      <text:p text:style-name="P4"><text:span text:style-name="T13">&lt;?xml version="1.0" encoding="UTF-8"?&gt;</text:span></text:p>
      <text:p text:style-name="P4"><text:span text:style-name="T13">&lt;!DOCTYPE pelicula [</text:span></text:p>
      <text:p text:style-name="P4"><text:span text:style-name="T13"><text:s text:c="2"/>&lt;!ELEMENT pelicula EMPTY&gt;</text:span></text:p>
      <text:p text:style-name="P4"><text:span text:style-name="T13"><text:s text:c="2"/>&lt;!ATTLIST pelicula titulo CDATA #REQUIRED&gt;</text:span></text:p>
      <text:p text:style-name="P4"><text:span text:style-name="T13"><text:s text:c="2"/>&lt;!ATTLIST pelicula genero CDATA #IMPLIED&gt;</text:span></text:p>
      <text:p text:style-name="P4"><text:span text:style-name="T13">]&gt;</text:span></text:p>
      <text:p text:style-name="P4"><text:span text:style-name="T14"/></text:p>
      <text:p text:style-name="P4"><text:span text:style-name="T15">&lt;pelicula titulo="La diligencia" genero="oeste" /&gt;</text:span></text:p>
      <text:p text:style-name="P4"><text:span text:style-name="T16"/></text:p>
      <text:p text:style-name="P4"><text:span text:style-name="T16"/></text:p>
      <text:p text:style-name="P5"><text:span text:style-name="T17">Ejercicio 3-2<text:s/></text:span><text:span text:style-name="T18">–</text:span><text:span text:style-name="T19"><text:s/>L</text:span><text:span text:style-name="T20">ista de la compra</text:span></text:p>
      <text:p text:style-name="P6"><text:span text:style-name="T21">&lt;?xml version="1.0" encoding="UTF-8"?&gt;</text:span></text:p>
      <text:p text:style-name="P6"><text:span text:style-name="T21">&lt;!DOCTYPE listaCompra [</text:span></text:p>
      <text:p text:style-name="P6"><text:span text:style-name="T21"><text:s text:c="2"/>&lt;!ELEMENT listaCompra (item*)&gt;</text:span></text:p>
      <text:p text:style-name="P6"><text:span text:style-name="T21"><text:s text:c="2"/>&lt;!ELEMENT item EMPTY&gt;</text:span></text:p>
      <text:p text:style-name="P6"><text:span text:style-name="T21"><text:s text:c="2"/>&lt;!ATTLIST item nombre CDATA #REQUIRED&gt;</text:span></text:p>
      <text:p text:style-name="P6"><text:span text:style-name="T21"><text:s text:c="2"/>&lt;!ATTLIST item cantidad CDATA #REQUIRED&gt;</text:span></text:p>
      <text:p text:style-name="P6"><text:span text:style-name="T21">]&gt;</text:span></text:p>
      <text:p text:style-name="P6"><text:span text:style-name="T22"/></text:p>
      <text:p text:style-name="P6"><text:span text:style-name="T23">&lt;listaCompra&gt;</text:span></text:p>
      <text:p text:style-name="P6"><text:span text:style-name="T23"><text:s text:c="2"/>&lt;leche cantidad="12 litros" &gt;&lt;/leche&gt;</text:span></text:p>
      <text:p text:style-name="P6"><text:span text:style-name="T23"><text:s text:c="2"/>&lt;pan cantidad="3 barras de cuarto" /&gt;</text:span></text:p>
      <text:p text:style-name="P6"><text:span text:style-name="T23">&lt;/listaCompra&gt;</text:span></text:p>
      <text:p text:style-name="P7"><text:span text:style-name="T24">&lt;?xml version="1.0" encoding="UTF-8"?&gt;</text:span></text:p>
      <text:p text:style-name="P7"><text:span text:style-name="T24">&lt;!DOCTYPE listaCompra [</text:span></text:p>
      <text:p text:style-name="P7"><text:span text:style-name="T24"><text:s text:c="2"/>&lt;!ELEMENT listaCompra (item*)&gt;</text:span></text:p>
      <text:p text:style-name="P7"><text:span text:style-name="T24"><text:s text:c="2"/>&lt;!ELEMENT item EMPTY&gt;</text:span></text:p>
      <text:p text:style-name="P7"><text:span text:style-name="T24"><text:s text:c="2"/>&lt;!ATTLIST item nombre CDATA #REQUIRED&gt;</text:span></text:p>
      <text:p text:style-name="P7"><text:span text:style-name="T24"><text:s text:c="2"/>&lt;!ATTLIST item cantidad CDATA #REQUIRED&gt;</text:span></text:p>
      <text:p text:style-name="P7"><text:span text:style-name="T24">]&gt;</text:span></text:p>
      <text:p text:style-name="P7"><text:span text:style-name="T25"/></text:p>
      <text:p text:style-name="P7"><text:span text:style-name="T26">&lt;listaCompra&gt;</text:span></text:p>
      <text:p text:style-name="P7"><text:span text:style-name="T26"><text:s text:c="2"/>&lt;item nombre="leche" cantidad="12 litros" &gt;&lt;/item&gt;</text:span></text:p>
      <text:p text:style-name="P7"><text:span text:style-name="T26"><text:s text:c="2"/>&lt;item nombre="pan" cantidad="3 barras de cuarto" /&gt;</text:span></text:p>
      <text:p text:style-name="P7"><text:span text:style-name="T26">&lt;/listaCompra&gt;</text:span></text:p>
      <text:p text:style-name="P7"><text:span text:style-name="T27"/></text:p>
      <text:p text:style-name="P8"><text:span text:style-name="T28">Ejercicio 4 - Ejercicio 4 - Elementos con atributos - Corregir errores en la DTD</text:span></text:p>
      <text:p text:style-name="P9"><text:span text:style-name="T29"/></text:p>
      <text:p text:style-name="P9"><text:span text:style-name="T30">Los siguientes documentos no son válidos porque contienen errores (los errores<text:s/></text:span><text:span text:style-name="T31">están en la DTD interna</text:span><text:span text:style-name="T32">). Debes:</text:span></text:p>
      <text:p text:style-name="P9"><text:span text:style-name="T32">* Corregir los errores</text:span></text:p>
      <text:p text:style-name="P9"><text:span text:style-name="T32">* Comprobar con XML Copy Editor que ya son documentos válidos.</text:span></text:p>
      <text:p text:style-name="P9"><text:span text:style-name="T33"/></text:p>
      <text:p text:style-name="P9"><text:span text:style-name="T34">Casi siempre habrá varias maneras de corregir la DTD, intente elegir la más sencilla.</text:span></text:p>
      <text:p text:style-name="P9"><text:span text:style-name="T35"/></text:p>
      <text:p text:style-name="P10"><text:span text:style-name="T36">Ejercicio 4-1 -<text:s/></text:span><text:span text:style-name="T37">Inventores</text:span></text:p>
      <text:p text:style-name="P11"><text:span text:style-name="T38"/></text:p>
      <text:p text:style-name="P11"><text:span text:style-name="T39">&lt;?xml version="1.0" encoding="UTF-8"?&gt;</text:span></text:p>
      <text:p text:style-name="P11"><text:span text:style-name="T39">&lt;!DOCTYPE inventores [</text:span></text:p>
      <text:p text:style-name="P11"><text:span text:style-name="T39"><text:s text:c="2"/>&lt;!ELEMENT inventores&gt;</text:span></text:p>
      <text:p text:style-name="P11"><text:span text:style-name="T39"><text:s text:c="2"/>&lt;!ELEMENT inventor EMPTY&gt;</text:span></text:p>
      <text:p text:style-name="P11"><text:span text:style-name="T39"><text:s text:c="2"/>&lt;!ATTLIST inventor invento CDATA #REQUIRED&gt;</text:span></text:p>
      <text:p text:style-name="P11"><text:span text:style-name="T39"><text:s text:c="2"/>&lt;!ATTLIST inventor nombre ID #REQUIRED&gt;</text:span></text:p>
      <text:p text:style-name="P11"><text:span text:style-name="T39">]&gt;</text:span></text:p>
      <text:p text:style-name="P11"><text:span text:style-name="T40"/></text:p>
      <text:p text:style-name="P11"><text:span text:style-name="T41">&lt;inventores&gt;</text:span></text:p>
      <text:p text:style-name="P11"><text:span text:style-name="T41"><text:s text:c="2"/>&lt;inventor nombre="Robert Adler" invento="Mando a distancia" /&gt;</text:span></text:p>
      <text:p text:style-name="P11"><text:span text:style-name="T41"><text:s text:c="2"/>&lt;inventor nombre="Laszlo Josef Biro" invento="Bolígrafo" /&gt;</text:span></text:p>
      <text:p text:style-name="P11"><text:span text:style-name="T41"><text:s text:c="2"/>&lt;inventor nombre="Josephine Garis Cochran" invento="Lavaplatos" /&gt;</text:span></text:p>
      <text:p text:style-name="P11"><text:span text:style-name="T41"><text:s text:c="2"/>&lt;inventor invento="Fuego" /&gt;</text:span></text:p>
      <text:p text:style-name="P11"><text:span text:style-name="T41">&lt;/inventores&gt;</text:span></text:p>
      <text:p text:style-name="P11"><text:span text:style-name="T42"/></text:p>
      <text:p text:style-name="P11"><text:span text:style-name="T43">&lt;?xml version="1.0" encoding="UTF-8"?&gt;</text:span></text:p>
      <text:p text:style-name="P11"><text:span text:style-name="T43">&lt;!DOCTYPE inventores [</text:span></text:p>
      <text:p text:style-name="P11"><text:span text:style-name="T43"><text:s text:c="2"/>&lt;!ELEMENT inventores (inventor*)&gt;</text:span></text:p>
      <text:p text:style-name="P11"><text:span text:style-name="T43"><text:s text:c="2"/>&lt;!ELEMENT inventor EMPTY&gt;</text:span></text:p>
      <text:p text:style-name="P11"><text:span text:style-name="T43"><text:s text:c="2"/>&lt;!ATTLIST inventor invento CDATA #REQUIRED&gt;</text:span></text:p>
      <text:p text:style-name="P11"><text:span text:style-name="T43"><text:s text:c="2"/>&lt;!ATTLIST inventor nombre CDATA #REQUIRED&gt;</text:span></text:p>
      <text:p text:style-name="P11"><text:span text:style-name="T43">]&gt;</text:span></text:p>
      <text:p text:style-name="P11"><text:span text:style-name="T44"/></text:p>
      <text:p text:style-name="P11"><text:span text:style-name="T45">&lt;inventores&gt;</text:span></text:p>
      <text:p text:style-name="P11"><text:span text:style-name="T45"><text:s text:c="2"/>&lt;inventor nombre="Robert Adler" invento="Mando a distancia" /&gt;</text:span></text:p>
      <text:p text:style-name="P11"><text:span text:style-name="T45"><text:s text:c="2"/>&lt;inventor nombre="Laszlo Josef Biro" invento="Bolígrafo" /&gt;</text:span></text:p>
      <text:p text:style-name="P11"><text:span text:style-name="T45"><text:s text:c="2"/>&lt;inventor nombre="Josephine Garis Cochran" invento="Lavaplatos" /&gt;</text:span></text:p>
      <text:p text:style-name="P11"><text:span text:style-name="T45"><text:s text:c="2"/>&lt;inventor nombre="unknown" invento="Fuego" /&gt;</text:span></text:p>
      <text:p text:style-name="P11"><text:span text:style-name="T45">&lt;/inventores&gt;</text:span></text:p>
      <text:p text:style-name="P12"><text:span text:style-name="T46">Ejercicio 5 - DTDs alternativos</text:span></text:p>
      <text:p text:style-name="P13"><text:span text:style-name="T47">Se quiere definir un lenguaje de marcas para representar los resultados de una liga de fútbol. La información que se quiere almacenar de cada partido es:</text:span></text:p>
      <text:list text:style-name="L14">
        <text:list-item>
          <text:p text:style-name="P14"><text:span text:style-name="T47">el nombre del equipo local</text:span></text:p>
        </text:list-item>
        <text:list-item>
          <text:p text:style-name="P14"><text:span text:style-name="T47">el nombre del equipo visitante</text:span></text:p>
        </text:list-item>
        <text:list-item>
          <text:p text:style-name="P14"><text:span text:style-name="T47">los goles marcados por el equipo local</text:span></text:p>
        </text:list-item>
        <text:list-item>
          <text:p text:style-name="P14"><text:span text:style-name="T47">los goles marcados por el equipo visitante</text:span></text:p>
        </text:list-item>
      </text:list>
      <text:p text:style-name="P15"><text:span text:style-name="T47">Escribe UN documentos que incluyan los siguientes resultados:</text:span></text:p>
      <text:list text:style-name="L16">
        <text:list-item>
          <text:p text:style-name="P16"><text:span text:style-name="T47">Nottingham Presa: 0 - Inter de Mitente: 1</text:span></text:p>
        </text:list-item>
        <text:list-item>
          <text:p text:style-name="P16"><text:span text:style-name="T47">Vodka Juniors: 3 - Sparta da Risa: 3</text:span></text:p>
        </text:list-item>
        <text:list-item>
          <text:p text:style-name="P16"><text:span text:style-name="T47">Water de Múnich: 4 - Esteaua es del grifo: 2</text:span></text:p>
        </text:list-item>
      </text:list>
      <text:p text:style-name="P17"><text:span text:style-name="T47">Ese documento incluirá un DTD que por ejemplo podrá ser:</text:span></text:p>
      <text:list text:style-name="L18">
        <text:list-item>
          <text:p text:style-name="P18"><text:span text:style-name="T47">una DTD en la que no haya atributos, sino únicamente etiquetas</text:span></text:p>
        </text:list-item>
      </text:list>
      <text:p text:style-name="P19"><text:span text:style-name="T47">&lt;?xml version="1.0" encoding="UTF-8"?&gt;</text:span></text:p>
      <text:p text:style-name="P19"><text:span text:style-name="T47">&lt;!DOCTYPE partidos [</text:span></text:p>
      <text:p text:style-name="P19"><text:span text:style-name="T47"><text:s text:c="2"/>&lt;!ELEMENT partidos (partido+)&gt;</text:span></text:p>
      <text:p text:style-name="P19"><text:span text:style-name="T47"><text:s text:c="2"/>&lt;!ELEMENT partido (equipo_local, equipo_visitante, goles_local, goles_visitante)&gt;</text:span></text:p>
      <text:p text:style-name="P19"><text:span text:style-name="T47"><text:s text:c="2"/>&lt;!ELEMENT equipo_local (#PCDATA)&gt;</text:span></text:p>
      <text:p text:style-name="P19"><text:span text:style-name="T47"><text:s text:c="2"/>&lt;!ELEMENT equipo_visitante (#PCDATA)&gt;</text:span></text:p>
      <text:p text:style-name="P19"><text:span text:style-name="T47"><text:s text:c="2"/>&lt;!ELEMENT goles_local (#PCDATA)&gt;</text:span></text:p>
      <text:p text:style-name="P19"><text:span text:style-name="T47"><text:s text:c="2"/>&lt;!ELEMENT goles_visitante (#PCDATA)&gt;</text:span></text:p>
      <text:p text:style-name="P19"><text:span text:style-name="T47">]&gt;</text:span></text:p>
      <text:p text:style-name="P19"><text:span text:style-name="T48"/></text:p>
      <text:p text:style-name="P19"><text:span text:style-name="T49">&lt;partidos&gt;</text:span></text:p>
      <text:p text:style-name="P19"><text:span text:style-name="T49"><text:s text:c="2"/>&lt;partido&gt;</text:span></text:p>
      <text:p text:style-name="P19"><text:span text:style-name="T49"><text:s text:c="4"/>&lt;equipo_local&gt;Nottingham Presa&lt;/equipo_local&gt;</text:span></text:p>
      <text:p text:style-name="P19"><text:span text:style-name="T49"><text:s text:c="4"/>&lt;equipo_visitante&gt;Inter de Mitente&lt;/equipo_visitante&gt;</text:span></text:p>
      <text:p text:style-name="P19"><text:span text:style-name="T49"><text:s text:c="4"/>&lt;goles_local&gt;0&lt;/goles_local&gt;</text:span></text:p>
      <text:p text:style-name="P19"><text:span text:style-name="T49"><text:s text:c="4"/>&lt;goles_visitante&gt;1&lt;/goles_visitante&gt;</text:span></text:p>
      <text:p text:style-name="P19"><text:span text:style-name="T49"><text:s text:c="2"/>&lt;/partido&gt;</text:span></text:p>
      <text:p text:style-name="P19"><text:span text:style-name="T49"><text:s text:c="2"/>&lt;partido&gt;</text:span></text:p>
      <text:p text:style-name="P19"><text:span text:style-name="T49"><text:s text:c="4"/>&lt;equipo_local&gt;Vodka Juniors&lt;/equipo_local&gt;</text:span></text:p>
      <text:p text:style-name="P19"><text:span text:style-name="T49"><text:s text:c="4"/>&lt;equipo_visitante&gt;Sparta da Risa&lt;/equipo_visitante&gt;</text:span></text:p>
      <text:p text:style-name="P19"><text:span text:style-name="T49"><text:s text:c="4"/>&lt;goles_local&gt;3&lt;/goles_local&gt;</text:span></text:p>
      <text:p text:style-name="P19"><text:span text:style-name="T49"><text:s text:c="4"/>&lt;goles_visitante&gt;3&lt;/goles_visitante&gt;</text:span></text:p>
      <text:p text:style-name="P19"><text:span text:style-name="T49"><text:s text:c="2"/>&lt;/partido&gt;</text:span></text:p>
      <text:p text:style-name="P19"><text:span text:style-name="T49"><text:s text:c="2"/>&lt;partido&gt;</text:span></text:p>
      <text:p text:style-name="P19"><text:span text:style-name="T49"><text:s text:c="4"/>&lt;equipo_local&gt;Water de Múnich&lt;/equipo_local&gt;</text:span></text:p>
      <text:p text:style-name="P19"><text:span text:style-name="T49"><text:s text:c="4"/>&lt;equipo_visitante&gt;Esteaua es del grifo&lt;/equipo_visitante&gt;</text:span></text:p>
      <text:p text:style-name="P19"><text:span text:style-name="T49"><text:s text:c="4"/>&lt;goles_local&gt;4&lt;/goles_local&gt;</text:span></text:p>
      <text:p text:style-name="P19"><text:span text:style-name="T49"><text:s text:c="4"/>&lt;goles_visitante&gt;2&lt;/goles_visitante&gt;</text:span></text:p>
      <text:p text:style-name="P19"><text:span text:style-name="T49"><text:s text:c="2"/>&lt;/partido&gt;</text:span></text:p>
      <text:p text:style-name="P19"><text:span text:style-name="T49">&lt;/partidos&gt;</text:span></text:p>
      <text:list text:style-name="L20">
        <text:list-item>
          <text:p text:style-name="P20"><text:span text:style-name="T49">una DTD en la que los goles sean atributos</text:span></text:p>
        </text:list-item>
      </text:list>
      <text:p text:style-name="P21"><text:span text:style-name="T49">&lt;?xml version="1.0" encoding="UTF-8"?&gt;</text:span></text:p>
      <text:p text:style-name="P21"><text:span text:style-name="T49">&lt;!DOCTYPE partidos [</text:span></text:p>
      <text:p text:style-name="P21"><text:span text:style-name="T49"><text:s text:c="2"/>&lt;!ELEMENT partidos (partido+)&gt;</text:span></text:p>
      <text:p text:style-name="P21"><text:span text:style-name="T49"><text:s text:c="2"/>&lt;!ELEMENT partido (equipoLocal, equipoVisitante)&gt;</text:span></text:p>
      <text:p text:style-name="P21"><text:span text:style-name="T49"><text:s text:c="2"/>&lt;!ELEMENT equipoLocal EMPTY&gt;</text:span></text:p>
      <text:p text:style-name="P21"><text:span text:style-name="T49"><text:s text:c="2"/>&lt;!ELEMENT equipoVisitante EMPTY&gt;</text:span></text:p>
      <text:p text:style-name="P21"><text:span text:style-name="T49"><text:s text:c="2"/>&lt;!ATTLIST equipoLocal nombre CDATA #REQUIRED&gt;</text:span></text:p>
      <text:p text:style-name="P21"><text:span text:style-name="T49"><text:s text:c="2"/>&lt;!ATTLIST equipoLocal goles CDATA #REQUIRED&gt;</text:span></text:p>
      <text:p text:style-name="P21"><text:span text:style-name="T49"><text:s text:c="2"/>&lt;!ATTLIST equipoVisitante nombre CDATA #REQUIRED&gt;</text:span></text:p>
      <text:p text:style-name="P21"><text:span text:style-name="T49"><text:s text:c="2"/>&lt;!ATTLIST equipoVisitante goles CDATA #REQUIRED&gt;</text:span></text:p>
      <text:p text:style-name="P21"><text:span text:style-name="T49">]&gt;</text:span></text:p>
      <text:p text:style-name="P21"><text:span text:style-name="T50"/></text:p>
      <text:p text:style-name="P21"><text:span text:style-name="T51">&lt;partidos&gt;</text:span></text:p>
      <text:p text:style-name="P21"><text:span text:style-name="T51"><text:s text:c="2"/>&lt;partido&gt;</text:span></text:p>
      <text:p text:style-name="P21"><text:span text:style-name="T51"><text:s text:c="4"/>&lt;equipoLocal nombre="Nottingham Presa" goles="0"/&gt;</text:span></text:p>
      <text:p text:style-name="P21"><text:span text:style-name="T51"><text:s text:c="4"/>&lt;equipoVisitante nombre="Inter de Mitente" goles="1"/&gt;</text:span></text:p>
      <text:p text:style-name="P21"><text:span text:style-name="T51"><text:s text:c="2"/>&lt;/partido&gt;</text:span></text:p>
      <text:p text:style-name="P21"><text:span text:style-name="T51"><text:s text:c="2"/>&lt;partido&gt;</text:span></text:p>
      <text:p text:style-name="P21"><text:span text:style-name="T51"><text:s text:c="4"/>&lt;equipoLocal nombre="Vodka Juniors" goles="3"/&gt;</text:span></text:p>
      <text:p text:style-name="P21"><text:span text:style-name="T51"><text:s text:c="4"/>&lt;equipoVisitante nombre="Sparta da Risa" goles="3"/&gt;</text:span></text:p>
      <text:p text:style-name="P21"><text:span text:style-name="T51"><text:s text:c="2"/>&lt;/partido&gt;</text:span></text:p>
      <text:p text:style-name="P21"><text:span text:style-name="T51"><text:s text:c="2"/>&lt;partido&gt;</text:span></text:p>
      <text:p text:style-name="P21"><text:span text:style-name="T51"><text:s text:c="4"/>&lt;equipoLocal nombre="Water de Múnich" goles="4"/&gt;</text:span></text:p>
      <text:p text:style-name="P21"><text:span text:style-name="T51"><text:s text:c="4"/>&lt;equipoVisitante nombre="Esteaua es del grifo" goles="2"/&gt;</text:span></text:p>
      <text:p text:style-name="P21"><text:span text:style-name="T51"><text:s text:c="2"/>&lt;/partido&gt;</text:span></text:p>
      <text:p text:style-name="P21"><text:span text:style-name="T51">&lt;/partidos&gt;</text:span></text:p>
      <text:list text:style-name="L22">
        <text:list-item>
          <text:p text:style-name="P22"><text:span text:style-name="T51">una DTD en la que toda la información se guarde en forma de atributos</text:span></text:p>
        </text:list-item>
      </text:list>
      <text:p text:style-name="P23"><text:span text:style-name="T51">&lt;?xml version="1.0" encoding="UTF-8"?&gt;</text:span></text:p>
      <text:p text:style-name="P23"><text:span text:style-name="T51">&lt;!DOCTYPE partidos [</text:span></text:p>
      <text:p text:style-name="P23"><text:span text:style-name="T51"><text:s text:c="2"/>&lt;!ELEMENT partidos (partido+)&gt;</text:span></text:p>
      <text:p text:style-name="P23"><text:span text:style-name="T51"><text:s text:c="2"/>&lt;!ELEMENT partido EMPTY&gt;</text:span></text:p>
      <text:p text:style-name="P23"><text:span text:style-name="T51"><text:s text:c="2"/>&lt;!ATTLIST partido local CDATA #REQUIRED&gt;</text:span></text:p>
      <text:p text:style-name="P23"><text:span text:style-name="T51"><text:s text:c="2"/>&lt;!ATTLIST partido visitante CDATA #REQUIRED&gt;</text:span></text:p>
      <text:p text:style-name="P23"><text:span text:style-name="T51"><text:s text:c="2"/>&lt;!ATTLIST partido golesLocal CDATA #REQUIRED&gt;</text:span></text:p>
      <text:p text:style-name="P23"><text:span text:style-name="T51"><text:s text:c="2"/>&lt;!ATTLIST partido golesVisitante CDATA #REQUIRED&gt;</text:span></text:p>
      <text:p text:style-name="P23"><text:span text:style-name="T51">]&gt;</text:span></text:p>
      <text:p text:style-name="P23"><text:span text:style-name="T51">&lt;partidos&gt;</text:span></text:p>
      <text:p text:style-name="P23"><text:span text:style-name="T51">&lt;partido local="Nottingham Presa" visitante="Inter de Mitente" golesLocal="0" golesVisitante="1" /&gt;</text:span></text:p>
      <text:p text:style-name="P23"><text:span text:style-name="T51">&lt;partido local="Vodka Juniors" visitante="Sparta da Risa" golesLocal="3" golesVisitante="3" /&gt;</text:span></text:p>
      <text:p text:style-name="P23"><text:span text:style-name="T51">&lt;partido local="Water de Múnich" visitante="Esteaua es del grifo" golesLocal="4" golesVisitante="2" /&gt;</text:span></text:p>
      <text:p text:style-name="P23"><text:span text:style-name="T51">&lt;/partidos&gt;</text:span></text:p>
      <text:p text:style-name="P23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